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float" office:value="5.8" calcext:value-type="float">
            <text:p>5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D price per GB per year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100 GB per Year Co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style-name="ce1" table:formula="of:=0.023*12" office:value-type="float" office:value="0.276" calcext:value-type="float">
            <text:p>0,2760</text:p>
          </table:table-cell>
          <table:table-cell table:formula="of:=[.B3]*[.D1]" office:value-type="float" office:value="1.6008" calcext:value-type="float">
            <text:p>1,6008</text:p>
          </table:table-cell>
          <table:table-cell table:formula="of:=[.C3]*100" office:value-type="float" office:value="160.08" calcext:value-type="float">
            <text:p>160,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.08" calcext:value-type="float">
            <text:p>160,08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table:style-name="ce1" table:formula="of:=(69.99/[.D1])/100" office:value-type="float" office:value="0.120672413793103" calcext:value-type="float">
            <text:p>0,1207</text:p>
          </table:table-cell>
          <table:table-cell table:formula="of:=[.B4]*[.D1]" office:value-type="float" office:value="0.6999" calcext:value-type="float">
            <text:p>0,6999</text:p>
          </table:table-cell>
          <table:table-cell table:formula="of:=[.C4]*100" office:value-type="float" office:value="69.99" calcext:value-type="float">
            <text:p>69,99</text:p>
          </table:table-cell>
          <table:table-cell table:number-columns-repeated="3"/>
          <table:table-cell office:value-type="float" office:value="69.99" calcext:value-type="float">
            <text:p>69,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ogle / AWS</text:p>
          </table:table-cell>
          <table:table-cell table:formula="of:=[.B4]/[.B3]" office:value-type="float" office:value="0.437218890554723" calcext:value-type="float">
            <text:p>0,437218890554723</text:p>
          </table:table-cell>
          <table:table-cell table:number-columns-repeated="5"/>
          <table:table-cell table:formula="of:=100*69.99/[.H3]" office:value-type="float" office:value="43.7218890554723" calcext:value-type="float">
            <text:p>43,7218890554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6:18:31.401063879</meta:creation-date>
    <dc:date>2021-03-13T16:28:21.226578245</dc:date>
    <meta:editing-duration>PT9M52S</meta:editing-duration>
    <meta:editing-cycles>1</meta:editing-cycles>
    <meta:generator>LibreOffice/6.4.6.2$Linux_X86_64 LibreOffice_project/40$Build-2</meta:generator>
    <meta:document-statistic meta:table-count="1" meta:cell-count="18" meta:object-count="0"/>
  </office:meta>
</office:document-meta>
</file>